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P1" style:family="paragraph" style:parent-style-name="Title">
      <style:text-properties officeooo:rsid="002c0fe3" officeooo:paragraph-rsid="002c0fe3"/>
    </style:style>
    <style:style style:name="P2" style:family="paragraph" style:parent-style-name="Subtitle">
      <style:text-properties officeooo:rsid="0025c1a8" officeooo:paragraph-rsid="0025c1a8"/>
    </style:style>
    <style:style style:name="P3" style:family="paragraph" style:parent-style-name="Heading_20_1">
      <style:text-properties officeooo:rsid="0025c1a8" officeooo:paragraph-rsid="0025c1a8"/>
    </style:style>
    <style:style style:name="P4" style:family="paragraph" style:parent-style-name="Heading_20_1">
      <style:text-properties officeooo:rsid="0025c1a8" officeooo:paragraph-rsid="0028fcfc"/>
    </style:style>
    <style:style style:name="P5" style:family="paragraph" style:parent-style-name="Text_20_body">
      <style:text-properties officeooo:rsid="0025c1a8" officeooo:paragraph-rsid="0025c1a8"/>
    </style:style>
    <style:style style:name="P6" style:family="paragraph" style:parent-style-name="Heading_20_1">
      <style:text-properties officeooo:rsid="0029c648" officeooo:paragraph-rsid="0029c648"/>
    </style:style>
    <style:style style:name="P7" style:family="paragraph" style:parent-style-name="Text_20_body">
      <style:text-properties officeooo:rsid="0029c648" officeooo:paragraph-rsid="0029c648"/>
    </style:style>
    <style:style style:name="T1" style:family="text">
      <style:text-properties officeooo:rsid="002a5886"/>
    </style:style>
    <style:style style:name="T2" style:family="text">
      <style:text-properties officeooo:rsid="0025c1a8"/>
    </style:style>
    <style:style style:name="T3" style:family="text">
      <style:text-properties officeooo:rsid="002c2fa8"/>
    </style:style>
    <style:style style:name="T4" style:family="text">
      <style:text-properties officeooo:rsid="002e291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lume and Surface Area</text:p>
      <text:p text:style-name="P2">Liberal Arts Mathematics</text:p>
      <text:section text:style-name="Sect1" text:name="Assignment Section">
        <text:h text:style-name="P3" text:outline-level="1">Assignment Text</text:h>
        <text:p text:style-name="Text_20_body"><text:span text:style-name="T1">A</text:span><text:span text:style-name="T2">nswer the </text:span>following <text:span text:style-name="T2">problems</text:span> from Section <text:span text:style-name="T3">10.7</text:span> of the textbook: <text:span text:style-name="T4">1 – 4, 8 – 10</text:span>.</text:p>
        <text:p text:style-name="Text_20_body">For reference, the text of the problems are duplicated below. </text:p>
        <text:p text:style-name="Text_20_body">In the following exercises, rewrite the percent in decimal form.</text:p>
        <text:p text:style-name="Text_20_body">5. 18%</text:p>
        <text:p text:style-name="Text_20_body">6. 9%</text:p>
        <text:p text:style-name="Text_20_body">7. 71.2%</text:p>
        <text:p text:style-name="Text_20_body">21. 36 people in a village of 150 want to install a new splashpad at the local playground. What percent of the village wants to install the new splashpad?</text:p>
        <text:p text:style-name="Text_20_body">22. Mitena is enrolled in a movie appreciation course. There are 84 students (including Mitena) in the course. After having the students fill out a survey, the professor informs the students that 45.2% chose horror as their favorite movie genre. How many students in Mitena’s class chose horror as their favorite movie genre? Round off to the nearest integer.</text:p>
        <text:p text:style-name="Text_20_body">23. Jadyn’s dorm has a “Rick and Morty night” every Wednesday during the semester. One Wednesday, 27 students from the dorm come to watch the TV show Rick and Morty. Jadyn knows this is 30% of the dorm’s residents. How many students reside in the dorm?</text:p>
      </text:section>
      <text:section text:style-name="Sect2" text:name="Answer Section">
        <text:h text:style-name="P4" text:outline-level="1">Answer Key</text:h>
        <text:p text:style-name="P5">5. 0.18</text:p>
        <text:p text:style-name="P5">6. 0.09</text:p>
        <text:p text:style-name="P5">7. 0.712</text:p>
        <text:p text:style-name="P5">21. 24%</text:p>
        <text:p text:style-name="P5">22. 38 students</text:p>
        <text:p text:style-name="P5">23. 90 students</text:p>
      </text:section>
      <text:section text:style-name="Sect1" text:name="Feedback Section">
        <text:h text:style-name="P6" text:outline-level="1">Student Feedback Templates</text:h>
        <text:p text:style-name="P7">#5 should be 0.18.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8.5in" fo:page-height="11in" style:num-format="1" style:print-orientation="portrait" fo:margin-top="0.5in" fo:margin-bottom="0.5in" fo:margin-left="1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01in" fo:margin-left="0in" fo:margin-right="0in" fo:margin-top="0.0799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ccess for free at https://openstax.org/books/contemporary-mathematics/pages/1-introduction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Left_20_Page" style:display-name="Left Page" style:page-layout-name="Mpm3" draw:style-name="Mdp1" style:next-style-name="Right_20_Page">
      <style:footer>
        <text:p text:style-name="Footer"/>
      </style:footer>
    </style:master-page>
    <style:master-page style:name="Right_20_Page" style:display-name="Right Page" style:page-layout-name="Mpm4" draw:style-name="Mdp1" style:next-style-name="Left_20_Page">
      <style:footer>
        <text:p text:style-name="Footer"/>
      </style:footer>
    </style:master-page>
    <style:master-page style:name="Envelope" style:page-layout-name="Mpm5" draw:style-name="Mdp1">
      <style:footer>
        <text:p text:style-name="Footer"/>
      </style:footer>
    </style:master-page>
    <style:master-page style:name="Index" style:page-layout-name="Mpm2" draw:style-name="Mdp1">
      <style:footer>
        <text:p text:style-name="Footer"/>
      </style:footer>
    </style:master-page>
    <style:master-page style:name="HTML" style:page-layout-name="Mpm6" draw:style-name="Mdp1">
      <style:footer>
        <text:p text:style-name="Footer"/>
      </style:footer>
    </style:master-page>
    <style:master-page style:name="Footnote" style:page-layout-name="Mpm7" draw:style-name="Mdp1">
      <style:footer>
        <text:p text:style-name="Footer"/>
      </style:footer>
    </style:master-page>
    <style:master-page style:name="Endnote" style:page-layout-name="Mpm7" draw:style-name="Mdp1">
      <style:footer>
        <text:p text:style-name="Footer"/>
      </style:footer>
    </style:master-page>
    <style:master-page style:name="Landscape" style:page-layout-name="Mpm8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8T01:57:18.945000000</meta:creation-date>
    <meta:editing-duration>PT3M34S</meta:editing-duration>
    <meta:editing-cycles>4</meta:editing-cycles>
    <meta:generator>LibreOffice/24.8.2.1$Windows_X86_64 LibreOffice_project/0f794b6e29741098670a3b95d60478a65d05ef13</meta:generator>
    <dc:title>Volume and Surface Area</dc:title>
    <dc:date>2024-11-18T02:00:53.811000000</dc:date>
    <meta:document-statistic meta:table-count="0" meta:image-count="0" meta:object-count="0" meta:page-count="1" meta:paragraph-count="22" meta:word-count="211" meta:character-count="1255" meta:non-whitespace-character-count="1063"/>
    <meta:template xlink:type="simple" xlink:actuate="onRequest" xlink:title="Homework Assignment" xlink:href="../../../../../../AppData/Roaming/LibreOffice/4/user/template/Homework%20Assignment.ott" meta:date="2024-11-18T01:57:18.838000000"/>
  </office:meta>
</office:document-meta>
</file>